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2" style:family="paragraph" style:parent-style-name="Preformatted_20_Text">
      <style:text-properties style:font-name="ariel" fo:font-size="16pt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6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23" style:family="paragraph" style:parent-style-name="Preformatted_20_Text">
      <style:text-properties officeooo:paragraph-rsid="002ac94f"/>
    </style:style>
    <style:style style:name="P24" style:family="paragraph" style:parent-style-name="Preformatted_20_Text">
      <style:text-properties officeooo:paragraph-rsid="002a5fdf"/>
    </style:style>
    <style:style style:name="P25" style:family="paragraph" style:parent-style-name="Preformatted_20_Text">
      <style:text-properties officeooo:paragraph-rsid="001acc21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style:font-name="ariel" fo:font-size="16pt" officeooo:rsid="001acc21" style:font-size-asian="14pt" style:font-size-complex="16pt"/>
    </style:style>
    <style:style style:name="T25" style:family="text">
      <style:text-properties style:font-name="ariel" fo:font-size="16pt" officeooo:rsid="001d7347" style:font-size-asian="14pt" style:font-size-complex="16pt"/>
    </style:style>
    <style:style style:name="T26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27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28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29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30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31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32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33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34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35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36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37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38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39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41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42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43" style:family="text">
      <style:text-properties officeooo:rsid="001f8595"/>
    </style:style>
    <style:style style:name="T44" style:family="text">
      <style:text-properties officeooo:rsid="0020a355"/>
    </style:style>
    <style:style style:name="T45" style:family="text">
      <style:text-properties officeooo:rsid="0022f2f2"/>
    </style:style>
    <style:style style:name="T46" style:family="text">
      <style:text-properties officeooo:rsid="002351ad"/>
    </style:style>
    <style:style style:name="T47" style:family="text">
      <style:text-properties officeooo:rsid="0024c20b"/>
    </style:style>
    <style:style style:name="T48" style:family="text">
      <style:text-properties officeooo:rsid="0025890a"/>
    </style:style>
    <style:style style:name="T49" style:family="text">
      <style:text-properties officeooo:rsid="002787f2"/>
    </style:style>
    <style:style style:name="T50" style:family="text">
      <style:text-properties officeooo:rsid="00291f1a"/>
    </style:style>
    <style:style style:name="T51" style:family="text">
      <style:text-properties officeooo:rsid="002a5fdf"/>
    </style:style>
    <style:style style:name="T52" style:family="text">
      <style:text-properties officeooo:rsid="00362703"/>
    </style:style>
    <style:style style:name="T53" style:family="text">
      <style:text-properties officeooo:rsid="003a960d"/>
    </style:style>
    <style:style style:name="T54" style:family="text">
      <style:text-properties officeooo:rsid="003cb90d"/>
    </style:style>
    <style:style style:name="T55" style:family="text">
      <style:text-properties officeooo:rsid="003d2714"/>
    </style:style>
    <style:style style:name="T56" style:family="text">
      <style:text-properties fo:font-style="normal" officeooo:rsid="003d2714" style:font-style-asian="normal" style:font-style-complex="normal"/>
    </style:style>
    <style:style style:name="T57" style:family="text">
      <style:text-properties fo:font-style="normal" officeooo:rsid="003e86ef" style:font-style-asian="normal" style:font-style-complex="normal"/>
    </style:style>
    <style:style style:name="T58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60" style:family="text">
      <style:text-properties officeooo:rsid="00459c4c"/>
    </style:style>
    <style:style style:name="T61" style:family="text">
      <style:text-properties officeooo:rsid="004a5a33"/>
    </style:style>
    <style:style style:name="T62" style:family="text">
      <style:text-properties officeooo:rsid="004b736e"/>
    </style:style>
    <style:style style:name="T63" style:family="text">
      <style:text-properties officeooo:rsid="004cd043"/>
    </style:style>
    <style:style style:name="T64" style:family="text">
      <style:text-properties officeooo:rsid="004e3a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Systems</text:p>
      <text:p text:style-name="P12"/>
      <text:p text:style-name="P12">*<text:span text:style-name="T1">Um sistema normalmente <text:s/>é uma esforço organizado com o objetivo de atingir uma meta.</text:span></text:p>
      <text:p text:style-name="P12">*<text:span text:style-name="T2">Quando levantamos um sistema precisamos de componentes importantes como:</text:span></text:p>
      <text:p text:style-name="P10">Colaboração, Comunicação, Estrutura, Leis(Causa e Efeito), Especialização …etc</text:p>
      <text:p text:style-name="P15"/>
      <text:p text:style-name="P1">Administrador Computer System</text:p>
      <text:p text:style-name="P14">*Um administrador de sistema sera responsavel por:</text:p>
      <text:p text:style-name="P9">Disign do Sistema e Racionalização</text:p>
      <text:p text:style-name="P9">Busca de Erros</text:p>
      <text:p text:style-name="P9">Gerenciamento de Recursos</text:p>
      <text:p text:style-name="P14">*<text:span text:style-name="T3">E para atingir esse objetivo sera necessario:</text:span></text:p>
      <text:p text:style-name="P11">Procedimentos</text:p>
      <text:p text:style-name="P11">Trabalho em Equipe</text:p>
      <text:p text:style-name="P11">Pratica Eticas</text:p>
      <text:p text:style-name="P11">Apreciar a segurança</text:p>
      <text:p text:style-name="P2"/>
      <text:p text:style-name="P2">Linux</text:p>
      <text:p text:style-name="P25"><text:span text:style-name="T24">*</text:span><text:span text:style-name="T26">Linux</text:span><text:span text:style-name="T25"> é um </text:span><text:span text:style-name="T31">Kernel</text:span><text:span text:style-name="T25"> que suporta um </text:span><text:span text:style-name="T26">Linux Operations System</text:span></text:p>
      <text:p text:style-name="P13">*<text:span text:style-name="T5">Ke</text:span><text:span text:style-name="T6">nel</text:span><text:span text:style-name="T43"> é um programa que se comunica diretamente com o </text:span><text:span text:style-name="T6">Harware</text:span><text:span text:style-name="T43"> e </text:span><text:span text:style-name="T6">Administra Recursos e Processos</text:span></text:p>
      <text:p text:style-name="P13">*<text:span text:style-name="T6">Kernels</text:span><text:span text:style-name="T43"> precisam de um systema operacional para serem uteis</text:span></text:p>
      <text:p text:style-name="P13">*<text:span text:style-name="T43">Quando um </text:span><text:span text:style-name="T6">Linux Kernel</text:span><text:span text:style-name="T43"> é empacotado com um </text:span><text:span text:style-name="T6">Operations System Software</text:span><text:span text:style-name="T43"> e envidos juntos para uso, chamamos de </text:span><text:span text:style-name="T6">Destribuição Linux</text:span></text:p>
      <text:p text:style-name="P13">*<text:span text:style-name="T44">O </text:span><text:span text:style-name="T7">Linux Kernel </text:span><text:span text:style-name="T44">é o único programa que tem pemisão de se comunicar com nossos </text:span><text:span text:style-name="T7">Hardwares</text:span><text:span text:style-name="T44">, todos os outros programas precisão chamar o </text:span><text:span text:style-name="T7">Linux Kernel</text:span><text:span text:style-name="T44"> (Atraves de </text:span><text:span text:style-name="T7">System Calls</text:span><text:span text:style-name="T44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3">*<text:span text:style-name="T45">Iremos instalar o Linux no HardDrive, que por sua vez esta dividido em Partitions, então o Hardrive pode ser Volumes diferentes</text:span></text:p>
      <text:p text:style-name="P13">*<text:span text:style-name="T45">O </text:span><text:span text:style-name="T8">Linux</text:span><text:span text:style-name="T45"> pode ser instalado em qualquer um desses </text:span><text:span text:style-name="T9">V</text:span><text:span text:style-name="T8">olumes</text:span><text:span text:style-name="T45">.Normalmente iremos querer deixar pelo menos o </text:span><text:span text:style-name="T10">Boot Loader</text:span><text:span text:style-name="T46"> no começo do </text:span></text:p>
      <text:p text:style-name="P8"><text:span text:style-name="T46">*</text:span><text:span text:style-name="T11">Swap Partitions</text:span><text:span text:style-name="T47"> são utilizados em cenarios onde não temos mais memoria, que é um situação onde erros graves acontem em uma </text:span><text:span text:style-name="T11">Linux Machine</text:span><text:span text:style-name="T47">. Ela recebe uma parte do </text:span><text:span text:style-name="T11">HardDrive</text:span><text:span text:style-name="T47"> e utiliza como </text:span><text:span text:style-name="T11">Virtual Memory</text:span><text:span text:style-name="T47">, então quando ficamos sem </text:span><text:span text:style-name="T11">RAM</text:span><text:span text:style-name="T47"> Memory iremos pegar pedaços da </text:span><text:span text:style-name="T11">RAM</text:span><text:span text:style-name="T47"> que não estão sendo usados e iremos escrever no </text:span><text:span text:style-name="T11">HardDrive</text:span><text:span text:style-name="T47">, e caso precisarmos desses pedeços de memoria iremos coloca de volta na </text:span><text:span text:style-name="T11">RAM</text:span><text:span text:style-name="T47"> e alocar outra parte que não esta sendo usada na memoria reservada pro </text:span><text:span text:style-name="T11">Swap</text:span><text:span text:style-name="T47">.Quando temos diversas operação com o </text:span><text:span text:style-name="T12">Swap</text:span><text:span text:style-name="T48"> nosso sistema fica mais lento, pois o </text:span><text:span text:style-name="T12">HardDrive</text:span><text:span text:style-name="T48"> é mais lento que a </text:span><text:span text:style-name="T12">RAM</text:span><text:span text:style-name="T48">, logo não queremos reservar um longo espaço para o </text:span><text:span text:style-name="T12">Swap</text:span><text:span text:style-name="T48">, se possível seria bom evitar usalo e deixar apenas em casos de necessidade</text:span></text:p>
      <text:p text:style-name="P8">*<text:span text:style-name="T13">Swap</text:span><text:span text:style-name="T49"> é uma </text:span><text:span text:style-name="T13">partition type</text:span><text:span text:style-name="T49">, assim como </text:span><text:span text:style-name="T13">linux partition </text:span><text:span text:style-name="T49">e </text:span><text:span text:style-name="T13">lvm partitions</text:span><text:span text:style-name="T49">.</text:span></text:p>
      <text:p text:style-name="P8">*<text:span text:style-name="T50">No momento que tivermos nossa </text:span><text:span text:style-name="T14">partition</text:span><text:span text:style-name="T50"> precisaremos instalar um </text:span><text:span text:style-name="T14">file system</text:span><text:span text:style-name="T50"> nela.</text:span></text:p>
      <text:p text:style-name="P8">*<text:span text:style-name="T51">exemplos de file system:</text:span></text:p>
      <text:p text:style-name="P7">minix , ext3(2,4), fat32, nfts</text:p>
      <text:p text:style-name="P24"><text:span text:style-name="T32">*</text:span><text:span text:style-name="T27">Linux</text:span><text:span text:style-name="T32"> pode criar diferentes </text:span><text:span text:style-name="T27">file systems</text:span><text:span text:style-name="T32"> e colocalo </text:span><text:span text:style-name="T37">em</text:span><text:span text:style-name="T32"> </text:span><text:span text:style-name="T27">partitions</text:span><text:span text:style-name="T32"> e utilizalos</text:span></text:p>
      <text:p text:style-name="P23"><text:span text:style-name="T32">*</text:span><text:span text:style-name="T33">Ele os utiliza atraves dos </text:span><text:span text:style-name="T28">Mount Points</text:span><text:span text:style-name="T33">, </text:span><text:span text:style-name="T34">que é um </text:span><text:span text:style-name="T29">diretorio</text:span><text:span text:style-name="T34"> </text:span><text:span text:style-name="T35">em nossa </text:span><text:span text:style-name="T30">estrutura de diretorios</text:span><text:span text:style-name="T35">. Primeiro temos nossa </text:span><text:span text:style-name="T30">Main Partitions(Root Partition)</text:span><text:span text:style-name="T35"> para nosso sistema e possuimos diretorio dentro dele, podemos pegar um </text:span><text:span text:style-name="T30">diretorio</text:span><text:span text:style-name="T35"> e defini-lo para </text:span><text:span text:style-name="T30">redirecionar</text:span><text:span text:style-name="T35"> para uma </text:span><text:span text:style-name="T30">patitions</text:span><text:span text:style-name="T35"> diferente.</text:span></text:p>
      <text:p text:style-name="P23"><text:span text:style-name="T35">*Esses redirecionamentos para outras partições onde você fundi duas partições diferentes em um mesmo </text:span><text:span text:style-name="T30">directory tree</text:span><text:span text:style-name="T35"> são chamados de </text:span><text:span text:style-name="T30">Mount Points, </text:span><text:span text:style-name="T36">no Windows possuimos mount points normalmente como drivers letters</text:span><text:span text:style-name="T35">.</text:span></text:p>
      <text:p text:style-name="P4"><text:soft-page-break/>Root</text:p>
      <text:p text:style-name="P5">*<text:span text:style-name="T52">O </text:span><text:span text:style-name="T15">root user</text:span><text:span text:style-name="T52"> é o principal usuario de todo o sistem, ele consegue realizar diversas tarefas.</text:span></text:p>
      <text:p text:style-name="P6">*<text:span text:style-name="T16">ip addr</text:span><text:span text:style-name="T53"> para ver nosso </text:span><text:span text:style-name="T16">ip </text:span><text:span text:style-name="T17">adress </text:span><text:span text:style-name="T54">assim como nosso </text:span></text:p>
      <text:p text:style-name="P6"><text:span text:style-name="T18">mac adress</text:span><text:span text:style-name="T53"> ou </text:span><text:span text:style-name="T16">ifconfig</text:span></text:p>
      <text:p text:style-name="P5">*<text:span text:style-name="T55">Nosso </text:span><text:span text:style-name="T19">hostname</text:span><text:span text:style-name="T55"> esta localizado em </text:span><text:span text:style-name="T58">etc/hostname</text:span><text:span text:style-name="T56">, podemos varificar utilizando o comando </text:span><text:span text:style-name="T58">hostname</text:span></text:p>
      <text:p text:style-name="P5"><text:span text:style-name="T56">*</text:span><text:span text:style-name="T57">Nosso </text:span><text:span text:style-name="T59">DNS</text:span><text:span text:style-name="T57"> esta localizado em </text:span><text:span text:style-name="T59">/etc/resolv.conf</text:span></text:p>
      <text:p text:style-name="P16"/>
      <text:p text:style-name="P16"/>
      <text:p text:style-name="P17">Podemos utilizar `` para colocar uma precedencia nos comandos: <text:span text:style-name="T4">echo anotacoes &gt; `date +”%d-%m=%y”`</text:span></text:p>
      <text:p text:style-name="P16">*Podemos utilizar <text:span text:style-name="T4">rm -R diretorio/f</text:span><text:span text:style-name="T20">ile</text:span><text:span text:style-name="T60"> pa</text:span>ra remover recursivamente um diretorio e todos os arquivos dentro dele</text:p>
      <text:p text:style-name="P16">*<text:span text:style-name="T21">date – date +”%y/%m%d”</text:span></text:p>
      <text:p text:style-name="P18"/>
      <text:p text:style-name="P20">File System Basic</text:p>
      <text:p text:style-name="P18"/>
      <text:p text:style-name="P16">*<text:span text:style-name="T61">Nos ajudam na organização de espaço</text:span></text:p>
      <text:p text:style-name="P16">*<text:span text:style-name="T62">Um </text:span><text:span text:style-name="T22">hardisk</text:span><text:span text:style-name="T62"> é um grande conjunto de </text:span><text:span text:style-name="T22">bits</text:span><text:span text:style-name="T62"> que são organizados em </text:span><text:span text:style-name="T22">bytes</text:span><text:span text:style-name="T62"> que são organizados por </text:span><text:span text:style-name="T22">endereços</text:span></text:p>
      <text:p text:style-name="P16">*<text:span text:style-name="T63">Quando queremos por mais de um arquivo no nosso disco rigido precisamos saber quando um arquivo termina e onde o outro começa</text:span></text:p>
      <text:p text:style-name="P16">*<text:span text:style-name="T23">File system</text:span><text:span text:style-name="T64"> nos permitem sobreper um bloco de informação que contem todos os endereços que contem em uma partition, podendo assim manter o rastreamento de onde os arquivos estão, quais são os espaços disponiveis, quais são as permições e todas as informações que podem ser utilizadas para segurança e organização</text:span></text:p>
      <text:p text:style-name="P19"/>
      <text:p text:style-name="P21">Partitions</text:p>
      <text:p text:style-name="P23"><text:span text:style-name="T38">*</text:span><text:span text:style-name="T39">Quando pegamos nosso disco original e dividimos em pedeços individuais possuimos uma </text:span><text:span text:style-name="T42">partition table</text:span><text:span text:style-name="T39"> que nos informa onde uma partição começa e termina</text:span></text:p>
      <text:p text:style-name="P23"><text:span text:style-name="T39">*</text:span><text:span text:style-name="T40">fdisk -l </text:span><text:span text:style-name="T41">para listar os disc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editing-duration>P0D</meta:editing-duration>
    <meta:editing-cycles>1</meta:editing-cycles>
    <meta:creation-date>2021-07-26T08:00:26.927782439</meta:creation-date>
    <meta:document-statistic meta:table-count="0" meta:image-count="0" meta:object-count="0" meta:page-count="3" meta:paragraph-count="48" meta:word-count="656" meta:character-count="4168" meta:non-whitespace-character-count="3556"/>
  </office:meta>
</office:document-meta>
</file>